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draw:fill-color="#ffffff" draw:auto-grow-height="false" draw:fit-to-size="shrink-to-fit" fo:min-height="11.929cm"/>
    </style:style>
    <style:style style:name="gr2" style:family="graphic" style:parent-style-name="standard" style:list-style-name="L2">
      <style:graphic-properties draw:stroke="none" draw:fill="none" draw:fill-color="#ffffff" draw:auto-grow-height="false" draw:fit-to-size="shrink-to-fit" fo:min-height="11.929cm"/>
    </style:style>
    <style:style style:name="gr3" style:family="graphic">
      <style:graphic-properties style:protect="size"/>
    </style:style>
    <style:style style:name="gr4" style:family="graphic" style:parent-style-name="standard" style:list-style-name="L2">
      <style:graphic-properties draw:stroke="none" draw:fill="none" draw:fill-color="#ffffff" draw:auto-grow-height="false" draw:fit-to-size="shrink-to-fit" fo:min-height="11.929cm"/>
    </style:style>
    <style:style style:name="gr5" style:family="graphic" style:parent-style-name="standard">
      <style:graphic-properties draw:stroke="none" draw:fill="none" fo:min-height="15.752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co1" style:family="table-column">
      <style:table-column-properties style:column-width="11.128cm" style:use-optimal-column-width="false"/>
    </style:style>
    <style:style style:name="co2" style:family="table-column">
      <style:table-column-properties style:column-width="2.627cm" style:use-optimal-column-width="false"/>
    </style:style>
    <style:style style:name="co3" style:family="table-column">
      <style:table-column-properties style:column-width="2.687cm" style:use-optimal-column-width="false"/>
    </style:style>
    <style:style style:name="co4" style:family="table-column">
      <style:table-column-properties style:column-width="3.472cm" style:use-optimal-column-width="false"/>
    </style:style>
    <style:style style:name="co5" style:family="table-column">
      <style:table-column-properties style:column-width="2.646cm" style:use-optimal-column-width="false"/>
    </style:style>
    <style:style style:name="co6" style:family="table-column">
      <style:table-column-properties style:column-width="3.696cm" style:use-optimal-column-width="false"/>
    </style:style>
    <style:style style:name="ro1" style:family="table-row">
      <style:table-row-properties style:row-height="0.945cm"/>
    </style:style>
    <style:style style:name="ce1" style:family="table-cell">
      <style:graphic-properties style:repeat="repeat"/>
    </style:style>
    <style:style style:name="P1"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IEC 61499</text:p>
          </draw:text-box>
        </draw:frame>
        <draw:frame presentation:style-name="pr2" draw:layer="layout" svg:width="25.199cm" svg:height="12.179cm" svg:x="0.963cm" svg:y="4.331cm" presentation:class="outline" presentation:user-transformed="true">
          <draw:text-box>
            <text:list text:style-name="L2">
              <text:list-header>
                <text:p>IEC 61499 - международный стандарт проектирования и разработки промышленных управляющих и измерительных систем. Спецификация этого стандарта определяет общую модель распределенных систем управления. Согласно cтандарту программа представляется в виде сети функциональных блоков. Для каждого функционального блока определен интерфейс, который задает набор входных и выходных событий и переменных. Функциональные блоки могут быть базисными и составными. Базисный функциональный блок описывется с помощью диаграммы управления выполнением (execution control chart, ECC), которая является специальной формой конечного автомата Мура. Каждое состояние имеет несколько выходных действий. Каждое действие может включать в исполнение выработку выходного события. Алгоритмы изменяют значения выходных переменных. Составные блоки являются сетями соединенных между собой блоков, как базисных так и составных.</text:p>
              </text:list-header>
            </text:list>
          </draw:text-box>
        </draw:frame>
        <draw:frame draw:style-name="gr1" draw:text-style-name="P1" draw:layer="layout" svg:width="25.199cm" svg:height="12.179cm" svg:x="1.401cm" svg:y="4.915cm">
          <draw:text-box>
            <text:p/>
          </draw:text-box>
        </draw:frame>
        <draw:frame draw:style-name="gr2" draw:text-style-name="P1" draw:layer="layout" svg:width="25.199cm" svg:height="12.179cm" svg:x="1.401cm" svg:y="4.915cm">
          <draw:text-box>
            <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Задача восстановления логики</text:p>
          </draw:text-box>
        </draw:frame>
        <draw:frame presentation:style-name="pr2" draw:layer="layout" svg:width="25.199cm" svg:height="12.179cm" svg:x="1.4cm" svg:y="4.914cm" presentation:class="outline">
          <draw:text-box>
            <text:list text:style-name="L2">
              <text:list-header>
                <text:p>Задача восстановления логики функционального блока возникает, когда исходный код блока потерян и доступен только бинарный исполняемый файл. Существует подход, который позволяет восстановливать диаграммы управления выполнением при помощи тестирования: исходный функциональный блок подвергается тестированию, его поведение записывается в виде сценариев работы, и затем при помощи методов оптимизации (например, эволюционных алгоритмов) находится диаграмма, удовлетворяющая сценариям.</text:p>
                <text:p>В этом подходе, однако, возникает серьезный вопрос о полноте набора сценариев. Не имея исходного кода, мы не можем гарантировать, что тесты покрывают все необходимое поведение блока, а значит нет гарантий, что полученный блок будет эквивалентен исходному даже с точки зрения поведения.</text:p>
              </text:list-header>
            </text:list>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Подход с использованием верификации</text:p>
          </draw:text-box>
        </draw:frame>
        <draw:frame presentation:style-name="pr2" draw:layer="layout" svg:width="25.199cm" svg:height="12.179cm" svg:x="1.4cm" svg:y="4.914cm" presentation:class="outline" presentation:user-transformed="true">
          <draw:text-box>
            <text:list text:style-name="L2">
              <text:list-header>
                <text:p>В данной работе предлагается другой подход к решению указанной проблемы с использованием верификации функциональных блоков. Входные данные дополняются темпоральными свойствами, которым удовлетворял исходный автомат. Эти свойства выражаются при помощи темпоральных логик и часто могут быть выведены из документации или других источников. Предполагается, что эти свойства описывают наиболее важные свойства блока. Таким образом, если гарантировать, что <text:s/>полученный блок удовлетворяет этим свойствам, то основная функциональность будет сохранена. В данной работе сконцентрируемся на базовых функциональных блоках.</text:p>
              </text:list-header>
            </text:list>
          </draw:text-box>
        </draw:frame>
        <draw:frame draw:style-name="gr4" draw:text-style-name="P1" draw:layer="layout" svg:width="25.199cm" svg:height="12.179cm" svg:x="1.401cm" svg:y="4.915cm">
          <draw:text-box>
            <text:p/>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Сценарий исполнения</text:p>
          </draw:text-box>
        </draw:frame>
        <draw:frame presentation:style-name="pr2" draw:layer="layout" svg:width="25.199cm" svg:height="12.179cm" svg:x="1.4cm" svg:y="4.914cm" presentation:class="outline">
          <draw:text-box>
            <text:list text:style-name="L2">
              <text:list-header>
                <text:p>Сценарий работы это последовательность четверок, состоящих из входного события, вектора значений входных переменных, выходных событий и вектора значений выходных переменных. Говорят, что диаграмма управления выполнением удовлетворяет сценарию, если, получая в качестве входных данных соответствующие элементы сценария, диаграмма выдает соответствующие выходные элементы.</text:p>
              </text:list-header>
            </text:list>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Темпоральные логики</text:p>
          </draw:text-box>
        </draw:frame>
        <draw:frame presentation:style-name="pr2" draw:layer="layout" svg:width="25.199cm" svg:height="12.179cm" svg:x="1.4cm" svg:y="4.914cm" presentation:class="outline">
          <draw:text-box>
            <text:list text:style-name="L2">
              <text:list-header>
                <text:p>Темпоральная логика - это логика, учитывающая причинно-следственные связи в условиях времени. Используется для описания последовательностей событий и их взаимосвязи по временной шкале. Темпоральные логики часто применяются для выражения требований для формальной верификации. Язык темпоральной логики состоит из зависящих от задачи пропозициональных переменных, операторов булевой логики и набора темпоральных операторов, таких как:</text:p>
                <text:p><text:s text:c="3"/>G(f) означает, что формула f должна выполняться во всех состояниях.</text:p>
                <text:p><text:s text:c="4"/>X(f) означает, что формула f должна выполняться в следующем состоянии.</text:p>
                <text:p><text:s text:c="4"/>F(f) означает, что формула f должна выполняться в каком-либо из будущих состояний.</text:p>
              </text:list-header>
            </text:list>
          </draw:text-box>
        </draw:fram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Постановка задачи</text:p>
          </draw:text-box>
        </draw:frame>
        <draw:frame presentation:style-name="pr2" draw:layer="layout" svg:width="25.199cm" svg:height="12.179cm" svg:x="1.4cm" svg:y="4.914cm" presentation:class="outline">
          <draw:text-box>
            <text:list text:style-name="L2">
              <text:list-header>
                <text:p>Пусть F - набор формул линейной темпоральной логики, которым удовлетворяет исходный блок, а S – набор <text:s/>сценариев, полученных при тестировании исходного блока. Тогда нашей целью является нахождение такого автомата M, что выполяются следующие условия.</text:p>
                <text:p>1) M удовлетворяет всем формулам из F.</text:p>
                <text:p>2) M удовлетворяет всем сценариям из S.</text:p>
              </text:list-header>
            </text:list>
          </draw:text-box>
        </draw:frame>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SMV</text:p>
          </draw:text-box>
        </draw:frame>
        <draw:frame presentation:style-name="pr2" draw:layer="layout" svg:width="25.199cm" svg:height="12.179cm" svg:x="1.4cm" svg:y="4.914cm" presentation:class="outline">
          <draw:text-box>
            <text:list text:style-name="L2">
              <text:list-header>
                <text:p>Система верификации символьных моделей предназанчена для проверки систем с конечным числом состояний на то, удовлетворяют ли они заданным темпоральным свойствам. В языке SMV (symbolic model verification) переменные принадлежат конечным скалярным типам, а программы состоят из параллельных операторов присвоения. Таким образом программа может рассматриваться как система уравнений, а ее решением будет следующее состояние модели. При этом запрещены множественное присвоение одной переменной и циклические зависимости, что позволяет гарантировать, что решение существует. Заметим так же, что решений может быть несколько, в этом случае имеет место <text:s/>недетерменированное поведение.</text:p>
              </text:list-header>
            </text:list>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Алгоритм восстановления логики</text:p>
          </draw:text-box>
        </draw:frame>
        <draw:frame presentation:style-name="pr2" draw:layer="layout" svg:width="25.199cm" svg:height="12.179cm" svg:x="1.4cm" svg:y="4.914cm" presentation:class="outline">
          <draw:text-box>
            <text:list text:style-name="L2">
              <text:list-header>
                <text:p>Приведем обзор алгоритма, на котором основан наш подход. Процесс поиска начинается с генерации случайных начальных кандидатов (случайных диаграмм управления исполнением). Затем пространоство поиска, которое является множеством все возможных диаграмм с фиксированным интерфейсом, исследуется с помощью так называемых операторов мутации - процедур, которые вносят некоторые изменения в структуру диаграмм. Например используются данные операторы :</text:p>
                <text:p>1) Выбрать случайный переход и изменить состояние, в которое он ведет.</text:p>
                <text:p>2) Выбрать случайный переход и удалить его.</text:p>
                <text:p>3) Выбрать случайное состояние и добавить переход в другое случайное состояние.</text:p>
              </text:list-header>
            </text:list>
          </draw:text-box>
        </draw:fram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2" draw:layer="layout" svg:width="25.199cm" svg:height="16.077cm" svg:x="1.4cm" svg:y="1.016cm" presentation:class="outline" presentation:user-transformed="true">
          <draw:text-box>
            <text:list text:style-name="L2">
              <text:list-header>
                <text:p>Каждый новый кандидат затем оценивается при помощи функции <text:s/>приспособленности: она измеряет насколько хорошо решение удовлетворяет сценариям. Это происходит следующим образом. Каждый сценарий обрабатывается отдельно. На вход диаграмме управления выполнением подаются входные значения из элементов сценария, а выходные значения записываются. Затем значения, сгенерированные диаграммой, сравниваются с <text:s/>соответствующими значениями сценария, с помощью расстояния Левенштейна. Результаты нормализуются по отношению к длине сценария и усредняются по всем сценариям. Функция приспособленности также измеряет некоторые другие параметры: позицию первой ошибки (чем больше -- тем лучше) и число переходов из одного <text:s/>состояния в другое в процессе исполнения (чем меньше - тем лучше).</text:p>
              </text:list-header>
            </text:list>
          </draw:text-box>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Типы верификации</text:p>
          </draw:text-box>
        </draw:frame>
        <draw:frame presentation:style-name="pr2" draw:layer="layout" svg:width="25.199cm" svg:height="12.179cm" svg:x="1.4cm" svg:y="4.914cm" presentation:class="outline" presentation:user-transformed="true">
          <draw:text-box>
            <text:list text:style-name="L2">
              <text:list-header>
                <text:p>Существуют два основных подхода к верификации систем объект управления-система управления - верификация открытого цикла и верификация замкнутого цикла. В верификации открытого цикла система управления верифицируется изолированно. И наоборот в верификации замкнутого цикла производится одновременная верификация системы управления и модели объекта управления. Второй подход более логичен чем первый, ведь мы заинтересованны в поведении системы управления при работе с системой управления. Более того, в верификации открытого цикла мы можем не иметь возможности верифицировать некоторые верные утверждения т.к. ничего не ограничивает поведение установки.</text:p>
              </text:list-header>
            </text:list>
          </draw:text-box>
        </draw:frame>
        <presentation:notes draw:style-name="dp2">
          <draw:page-thumbnail draw:style-name="gr3"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2" draw:layer="layout" svg:width="25.199cm" svg:height="16.331cm" svg:x="1.4cm" svg:y="0.762cm" presentation:class="outline" presentation:user-transformed="true">
          <draw:text-box>
            <text:list text:style-name="L2">
              <text:list-header>
                <text:p>Однако, у верификации замкнутого цикла есть серьезная проблема - нам нужна не только формальная модель системы управления, но еще и формальная модель объекта управления. В некоторых случаях модель объекта также может быть сгенерирована автоматически, но это может привести к очень большим моделям, которые будет сложно верифицировать. Учитывая то, что в нашей работе нам придется верифицировать большое количество кандидатов, такое большое время мы себе не можем позволить. Поэтому мы будем <text:s/>использовать подход лежащий между указанными двумя подходами.</text:p>
              </text:list-header>
            </text:list>
          </draw:text-box>
        </draw:frame>
        <presentation:notes draw:style-name="dp2">
          <draw:page-thumbnail draw:style-name="gr3"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Предлагаемый подход</text:p>
          </draw:text-box>
        </draw:frame>
        <draw:frame presentation:style-name="pr2" draw:layer="layout" svg:width="25.199cm" svg:height="12.179cm" svg:x="1.4cm" svg:y="4.914cm" presentation:class="outline">
          <draw:text-box>
            <text:list text:style-name="L2">
              <text:list-header>
                <text:p>Для решения поставленной задачи а так же проблемы с верификацией замкнутого цикла, мы предлагаем следующий метод. <text:s/>В его основе лежит описанный ранее параллельный метод оптимизации. Алгоритм дополняется с помощью новых составляющих функции приспособленности и оператора мутации. Верификация кандидатов основана на использовании суррогатной модели объекта управления, что сильно уменьшает время, необходимое на <text:s/>верификацию. Мы испоьзуем NuSMV для верификации SMV моделей функциональных блоков.</text:p>
              </text:list-header>
            </text:list>
          </draw:text-box>
        </draw:frame>
        <presentation:notes draw:style-name="dp2">
          <draw:page-thumbnail draw:style-name="gr3"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Суррогатная модель объекта управления</text:p>
          </draw:text-box>
        </draw:frame>
        <draw:frame presentation:style-name="pr2" draw:layer="layout" svg:width="25.199cm" svg:height="12.179cm" svg:x="1.4cm" svg:y="4.914cm" presentation:class="outline">
          <draw:text-box>
            <text:list text:style-name="L2">
              <text:list-header>
                <text:p>Мы вручную создаем суррогатную модель окружения и соединяем ее с моделью системы управления. Все, что мы требуем от суррогатной модели, это то, она будет взаимодействовать с контроллером так, как это делают реальные объект управления и окружение. Все другие детали избыточны. Это значит, что суррогатная модель может быть гораздо проще чем реальная модель объекта и окружения, что сильно ускоряет верификацию. Недостатком данного подхода является то, что нам необходимо искать эту суррогатную модель, что может быть нетривиальной задачей.</text:p>
              </text:list-header>
            </text:list>
          </draw:text-box>
        </draw:frame>
        <presentation:notes draw:style-name="dp2">
          <draw:page-thumbnail draw:style-name="gr3"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header>
                <text:p>Генерация модели контроллера</text:p>
              </text:list-header>
            </text:list>
          </draw:text-box>
        </draw:frame>
        <draw:frame presentation:style-name="pr2" draw:layer="layout" svg:width="25.199cm" svg:height="12.179cm" svg:x="1.4cm" svg:y="4.914cm" presentation:class="outline">
          <draw:text-box>
            <text:list text:style-name="L2">
              <text:list-header>
                <text:p>Создадим переменную eccState чтобы хранить состояние контроллера. Для каждого входного и выходного события создадаим булеву переменную, указывающую произошло событие или нет. Для каждой из входных и выходных переменных создадим соответствующую ей переменную. </text:p>
                <text:p>Изначально eccState установлена в начальное состояние диаграммы. Затем, на каждом шаге мы будем обновлять ее состояние исходя из ее текущего состояния, входных событий и значений входных переменных. Выходные события и значения выходных переменных вычисляются исходя из нового значения eccState.</text:p>
                <text:p>Выходные действия могут заключаться в генерации выходного события, установки значения выходной переменной в true, установки значения выходной переменной в false или сохранении текущего значения переменной.</text:p>
              </text:list-header>
            </text:list>
          </draw:text-box>
        </draw:frame>
        <presentation:notes draw:style-name="dp2">
          <draw:page-thumbnail draw:style-name="gr3"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Функция приспособленности</text:p>
          </draw:text-box>
        </draw:frame>
        <draw:frame presentation:style-name="pr2" draw:layer="layout" svg:width="25.199cm" svg:height="12.179cm" svg:x="1.4cm" svg:y="4.914cm" presentation:class="outline">
          <draw:text-box>
            <text:list text:style-name="L2">
              <text:list-header>
                <text:p>Получив спецификацию, состоящую из формул темпоральной логики, NuSMV проверяет удовлетворяет ли данная SMV модель спецификации. Для каждой формулы он сообщает либо то, что она удовлетворена, либо контрпример как доказательство того, что она не удовлетворена.</text:p>
                <text:p>Представим сперва новую компоненту функции приспособленности - отношение числа удовлетворенных формул к общему из числу. Кроме того, будем использовать в нашем алгоритме контрпримеры. будем использовать дополнительную компоненту, которая основана на длине наиболее длинного контрпримера для неудовлетворенной формулы. Идея, которая стоит за этим, заключается в том, что решения с более длинными контрпримерами, скорее всего лучше, чем решения с короткими. </text:p>
              </text:list-header>
            </text:list>
          </draw:text-box>
        </draw:frame>
        <presentation:notes draw:style-name="dp2">
          <draw:page-thumbnail draw:style-name="gr3"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Вероятностная верификация</text:p>
          </draw:text-box>
        </draw:frame>
        <draw:frame presentation:style-name="pr2" draw:layer="layout" svg:width="25.199cm" svg:height="12.179cm" svg:x="1.4cm" svg:y="4.914cm" presentation:class="outline">
          <draw:text-box>
            <text:list text:style-name="L2">
              <text:list-header>
                <text:p>Проблема с использованием верификации в функции приспособленности заключается в том, что даже несмотря на то, что мы не используем полную модель установки, время, необходимое на верификацию, значительно больше, чем время, необходимое для вычисления других компонент. Для решения данной проблемы мы предлагаем следующий подход.</text:p>
                <text:p>Вместо того чтобы вычислять компоненты основанные на верификации для каждого решения, ма будем вычислять ее с некоторой вероятностью p, а с вероятностью 1 - p использовать значения, вычисленные для предка решения. Так же, если сумма остальных компонент выше некоторого порога, то мы всегда производим верификацию. Это позволяет нам избежать потери решений близких к оптимальному и гарантирует, что финальное решение действительно удовлетворяет поставленной задаче.</text:p>
              </text:list-header>
            </text:list>
          </draw:text-box>
        </draw:frame>
        <presentation:notes draw:style-name="dp2">
          <draw:page-thumbnail draw:style-name="gr3"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Оператор мутации</text:p>
          </draw:text-box>
        </draw:frame>
        <draw:frame presentation:style-name="pr2" draw:layer="layout" svg:width="25.199cm" svg:height="12.179cm" svg:x="1.4cm" svg:y="4.914cm" presentation:class="outline">
          <draw:text-box>
            <text:list text:style-name="L2">
              <text:list-header>
                <text:p>Как уже было отмечено ранее, в случае, если решение не удовлетворяет формуле, NuSMV предоставляет контрпример. Контрпример можно рассматривать как сценарий исполнения. В добавление к тому, что мы используем контрпримеры в функции приспособленности, так же будем использовать их в специальном операторе мутаций. Особенностью данного опреатора является повышение вероятности удаления или изменения переходов, входящих в контрпример. Каждому переходу присваивается вес. Изначально вес каждого перехода равен единице. Затем мы будем исполнять контрпримеры и, каждый раз используя перход, будем увеличивать его вес на некоторую величину. Затем воспользуемся методом рулетки с вероятностями, пропорциональными весам, для того чтобы выбрать переход и случайным образом изменить его.</text:p>
              </text:list-header>
            </text:list>
          </draw:text-box>
        </draw:fram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Эксперименты</text:p>
          </draw:text-box>
        </draw:frame>
        <draw:frame presentation:style-name="pr2" draw:layer="layout" svg:width="25.199cm" svg:height="12.179cm" svg:x="1.4cm" svg:y="4.914cm" presentation:class="outline">
          <draw:text-box>
            <text:list text:style-name="L2">
              <text:list-header>
                <text:p>Для тестирования данного подхода был использован PnP манипулятор. Он представляет собой механическую руку, три входных дорожки и одну выходную. Рука состоит из двух горизонтальных цилиндров, которые могут выдвигаться и вдвигаться. Четыре возможных комбинации позволяют позиционироваться над каждой из четырех дорожек. В состав руки так же входит вертикальный цилиндр, который позволяет перемещаться вверх и вниз всасывающему устройству, которое испоьзуется чтобы поднимать детали с дорожек. У манипулятора есть сенсоры, которые определяют положения цилиндров, находится ли что-то на входных дорожках, а так же захвачено ли что-нибудь рукой. Задача манипулятора перемещать детали с входных дорожек на <text:s/>выходную.</text:p>
              </text:list-header>
            </text:list>
          </draw:text-box>
        </draw:frame>
        <presentation:notes draw:style-name="dp2">
          <draw:page-thumbnail draw:style-name="gr3"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2" draw:layer="layout" svg:width="25.199cm" svg:height="16.077cm" svg:x="1.4cm" svg:y="1.016cm" presentation:class="outline" presentation:user-transformed="true">
          <draw:text-box>
            <text:list text:style-name="L2">
              <text:list-header>
                <text:p>Мы использовали один сценарий, соответствующий обработке одной детали на первой дорожке. Длина этого сценария 2339. Так же были использованы следующие три темпоральных свойства: </text:p>
                <text:p>G(!(c1Extend and c1Retract)) - свойство безопасности, гласящее, что первый цилиндр не должен получать команд на выдвижение и вдвижение одновременно;</text:p>
                <text:p>G(!(c2Extend and c2Retract)) - аналогичное свойство для второго цилиндра;</text:p>
                <text:p>G(pp1 -&gt; F(vp1)) - функциональное свойство, гласящее, что, если деталь появилась на дорожке, то когда-нибудь она будет обработана.</text:p>
              </text:list-header>
            </text:list>
          </draw:text-box>
        </draw:frame>
        <presentation:notes draw:style-name="dp2">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Модель</text:p>
          </draw:text-box>
        </draw:frame>
        <draw:frame presentation:style-name="pr2" draw:layer="layout" svg:width="25.778cm" svg:height="12.179cm" svg:x="1.4cm" svg:y="4.914cm" presentation:class="outline" presentation:user-transformed="true">
          <draw:text-box>
            <text:list text:style-name="L2">
              <text:list-header>
                <text:p>Для каждой входной дорожки мы создадим две булевы переменных p_i и pp_i. Значения p_i мы не ограничиваем, таким образом они моделируют недетерменированное появление деталей, а значения pp_i определяются следующим образом. Если в данный момент рука поднимает деталь с i-ой дорожки, то pp_i := false, если pp_i = true, то ее значение сохраняется иначе pp_i := p_i. Таким образом мы моделируем поведение, когда деталь может появиться на дорожке в произвольный момент времени, но появившись остается там до тех пор, пока не будет захвачена рукой.</text:p>
                <text:p>Всасывающее устройство моделируется единственной переменной, указывающей включено устройство или выключено. Если контроллер подает команду включить или выключить устройство, мы изменяем переменную соответствующим образом, иначе оставляем ее нетронутой.</text:p>
                <text:p>Так как цилиндры двигаются не мгновенно, для каждого из них создадим переменную, хранащую состояние цилиндра. Будем изменять эти переменные в соответствии с командами контроллера. В свою очередь сенсоры будут использовать эти переменные для определения положения цилинлра.</text:p>
              </text:list-header>
            </text:list>
          </draw:text-box>
        </draw:frame>
        <presentation:notes draw:style-name="dp2">
          <draw:page-thumbnail draw:style-name="gr3"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2" draw:layer="layout" svg:width="25.199cm" svg:height="15.823cm" svg:x="1.4cm" svg:y="1.27cm" presentation:class="outline" presentation:user-transformed="true">
          <draw:text-box>
            <text:list text:style-name="L2">
              <text:list-header>
                <text:p>Последнее, что нам осталось сделать это задать работу индикатора того держит ли рука что-нибудь или нет. Для этого создадим переменную vac. Алгоритм вычисления ее значения прост. Если всасывющее устройство выключено, то vac := false, если всасывющее устройство расположено наж дорожкой с деталью, вертикальный цилиндр выдвинут и устройство включено, то vac := true, иначе ее значение сохраняется.</text:p>
                <text:p>Общая схема работы модели такова. На каждом шаге мы генерируем входное событие и просим перещитать свое состояние. Это происходит в соответствии с диаграмой управелия исполнением, текущим состоянием модели и значениями входных переменных. Затем мы перещитываем состояние окружения исходя из его текущего состояния, значений выходных переменных контроллера и <text:s/>вышеуказанных правил.</text:p>
              </text:list-header>
            </text:list>
          </draw:text-box>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Результаты</text:p>
          </draw:text-box>
        </draw:frame>
        <draw:frame presentation:style-name="pr2" draw:layer="layout" svg:width="25.199cm" svg:height="12.179cm" svg:x="1.4cm" svg:y="4.914cm" presentation:class="outline">
          <draw:text-box>
            <text:list text:style-name="L2">
              <text:list-header>
                <text:p>Наши эксперименты преследовали несколько целей. Во-первых, проверить и продемонстрировать практическую применимость данного подхода, а, во-вторых, проверить, что исползование длины контрпримеров в функции приспособленности приводит к улучшению работы алгоритма.</text:p>
                <text:p>Сперва мы использовали только сценарий в качестве входных данных и провели 50 запусков. Затем провели запуски, использовав темпоральные свойства, но не используя длину контрпримеров в функции приспособленности. И в конце были проведены запуски полной системы. Результаты приведены в таблице.</text:p>
              </text:list-header>
            </text:list>
          </draw:text-box>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draw:style-name="standard" draw:layer="layout" svg:width="26.924cm" svg:height="2.915cm" svg:x="0.508cm" svg:y="0.86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Сценарии</text:p>
              </table:table-cell>
              <table:table-cell>
                <text:p>32</text:p>
              </table:table-cell>
              <table:table-cell>
                <text:p>85</text:p>
              </table:table-cell>
              <table:table-cell>
                <text:p>81</text:p>
              </table:table-cell>
              <table:table-cell>
                <text:p>280</text:p>
              </table:table-cell>
              <table:table-cell>
                <text:p>0</text:p>
              </table:table-cell>
            </table:table-row>
            <table:table-row table:style-name="ro1" table:default-cell-style-name="ce1">
              <table:table-cell>
                <text:p>Сценарии+LTL (без контрпримеров)</text:p>
              </table:table-cell>
              <table:table-cell>
                <text:p>222</text:p>
              </table:table-cell>
              <table:table-cell>
                <text:p>752</text:p>
              </table:table-cell>
              <table:table-cell>
                <text:p>656</text:p>
              </table:table-cell>
              <table:table-cell>
                <text:p>1689</text:p>
              </table:table-cell>
              <table:table-cell>
                <text:p>100</text:p>
              </table:table-cell>
            </table:table-row>
            <table:table-row table:style-name="ro1" table:default-cell-style-name="ce1">
              <table:table-cell>
                <text:p>Сценарии+LTL</text:p>
              </table:table-cell>
              <table:table-cell>
                <text:p>164</text:p>
              </table:table-cell>
              <table:table-cell>
                <text:p>563</text:p>
              </table:table-cell>
              <table:table-cell>
                <text:p>561</text:p>
              </table:table-cell>
              <table:table-cell>
                <text:p>1575</text:p>
              </table:table-cell>
              <table:table-cell>
                <text:p>100</text:p>
              </table:table-cell>
            </table:table-row>
          </table:table>
          <draw:image xlink:href="Pictures/TablePreview1.svm" xlink:type="simple" xlink:show="embed" xlink:actuate="onLoad"/>
        </draw:frame>
        <draw:frame draw:style-name="gr5" draw:layer="layout" svg:width="26.416cm" svg:height="16.002cm" svg:x="1.016cm" svg:y="4.318cm">
          <draw:text-box>
            <text:p>Во-первых, отметим, что все сгенерированные решения удовлетворяли первым двум темпоральным свойствам. <text:s/>Во-вторых, ни одно из сгенерированных без темпоральных формул решений не удовлетворило третьей формуле. В-третьих, использование темпоральных верификации в функции <text:s/>приспособленности привело к генерации решений, которые удовлетворяли всем формулам. Так же очевидно, что использование верификации привело к значительному увеличению времени работы алгоритма. В свою очередь, использование длины контрпримеров в функции приспособленности привело к ускорению на 30%.</text:p>
            <text:p>После генерации все решения было проверены в системе FBDK. Все решения, сгенерированные с учетом темпоральных свойств успешно обрабатывали дорожку несколько раз, в то время как решения, сгенерированные только по сценарию, не обрабатывали ее более одного раза.</text:p>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Заключение</text:p>
          </draw:text-box>
        </draw:frame>
        <draw:frame presentation:style-name="pr2" draw:layer="layout" svg:width="26.032cm" svg:height="12.179cm" svg:x="1.4cm" svg:y="4.914cm" presentation:class="outline" presentation:user-transformed="true">
          <draw:text-box>
            <text:list text:style-name="L2">
              <text:list-header>
                <text:p>В данной работе был представлен подход для генерации базовых функциональных блоков по сценариям и темпоральным свойствам. Верификация была встроена в функцию приспособленности и оператор мутации. Верификация проводится по способу закрытого цикла с использованием вручную написанной модели среды и объекта управления. Эта модель отображает внешнее поведение установки и гораздо проще чем полная модель.</text:p>
                <text:p>Представленный подход достиг успеха, сгенерировав диаграммы управления состоянием для описанного манипулятора, которые выполняли поставленную задачу --- перемещать детали с входной дорожки на выходную. При помощи добавления верификации мы смогли гарантировать, что такое поведение будет наблюдаться необходимое число раз, что не наблюдается в результатах полученным лишь по сценариям.</text:p>
                <text:p>По резултатам данной работы была написана и принята на конференцию статья.</text:p>
              </text:list-header>
            </text:list>
          </draw:text-box>
        </draw:frame>
        <presentation:notes draw:style-name="dp2">
          <draw:page-thumbnail draw:style-name="gr3"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6T13:41:26.846637330</meta:creation-date>
    <dc:date>2016-06-07T16:43:34.407248642</dc:date>
    <meta:editing-duration>PT2H58M2S</meta:editing-duration>
    <meta:editing-cycles>6</meta:editing-cycles>
    <meta:generator>LibreOffice/4.2.8.2$Linux_X86_64 LibreOffice_project/420m0$Build-2</meta:generator>
    <meta:document-statistic meta:object-count="116"/>
  </office:meta>
</office:document-meta>
</file>